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0036"/>
    <style:style style:name="ce3" style:family="table-cell" style:parent-style-name="Default" style:data-style-name="N121"/>
    <style:style style:name="ce4" style:family="table-cell" style:parent-style-name="Default" style:data-style-name="N30036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shapes>
          <draw:frame draw:z-index="0" draw:style-name="gr1" draw:text-style-name="P1" svg:width="6.2988in" svg:height="3.5429in" svg:x="2.6736in" svg:y="0.1965in">
            <draw:object draw:notify-on-update-of-ranges="Years.A1:Years.A1 Years.A2:Years.A17 Years.B1:Years.B1 Years.B2:Years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Original Data" table:style-name="ta1">
        <table:shapes>
          <draw:frame draw:z-index="0" draw:style-name="gr1" draw:text-style-name="P1" svg:width="6.374in" svg:height="3.5453in" svg:x="2.7098in" svg:y="0.0417in">
            <draw:object draw:notify-on-update-of-ranges="'Original Data'.B1:'Original Data'.B1 'Original Data'.B2:'Original Data'.B31 'Original Data'.C1:'Original Data'.C1 'Original Data'.C2:'Original Data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1999-10-16" calcext:value-type="date">
            <text:p>16.10.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1999-11-13" calcext:value-type="date">
            <text:p>13.11.1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date" office:date-value="1999-12-04" calcext:value-type="date">
            <text:p>04.12.19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date" office:date-value="1999-12-27" calcext:value-type="date">
            <text:p>27.12.19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date" office:date-value="2000-01-23" calcext:value-type="date">
            <text:p>23.01.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00-04-09" calcext:value-type="date">
            <text:p>09.04.20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date" office:date-value="2000-05-19" calcext:value-type="date">
            <text:p>19.05.20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00-08-22" calcext:value-type="date">
            <text:p>22.08.2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4" office:value-type="string" calcext:value-type="string">
            <text:p>27.11.200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date" office:date-value="2001-04-18" calcext:value-type="date">
            <text:p>18.04.20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01-08-04" calcext:value-type="date">
            <text:p>04.08.20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date" office:date-value="2001-08-31" calcext:value-type="date">
            <text:p>31.08.200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date" office:date-value="2001-09-25" calcext:value-type="date">
            <text:p>25.09.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date" office:date-value="2001-12-27" calcext:value-type="date">
            <text:p>27.12.200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date" office:date-value="2002-07-13" calcext:value-type="date">
            <text:p>13.07.200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02-11-07" calcext:value-type="date">
            <text:p>07.11.200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date" office:date-value="2003-01-09" calcext:value-type="date">
            <text:p>09.01.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date" office:date-value="2003-11-12" calcext:value-type="date">
            <text:p>12.11.20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date" office:date-value="2004-07-15" calcext:value-type="date">
            <text:p>15.07.200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06-01-03" calcext:value-type="date">
            <text:p>03.01.20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date" office:date-value="2007-09-27" calcext:value-type="date">
            <text:p>27.09.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date" office:date-value="2007-08-23" calcext:value-type="date">
            <text:p>23.08.20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date" office:date-value="2009-05-29" calcext:value-type="date">
            <text:p>29.05.2009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table:style-name="Default" office:value-type="float" office:value="3.4" calcext:value-type="float">
            <text:p>3.4</text:p>
          </table:table-cell>
          <table:table-cell office:value-type="date" office:date-value="2010-12-22" calcext:value-type="date">
            <text:p>22.12.20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date" office:date-value="2012-02-24" calcext:value-type="date">
            <text:p>24.02.201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Default" office:value-type="float" office:value="3.6" calcext:value-type="float">
            <text:p>3.6</text:p>
          </table:table-cell>
          <table:table-cell office:value-type="date" office:date-value="2012-12-23" calcext:value-type="date">
            <text:p>23.12.2012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Default" office:value-type="float" office:value="3.7" calcext:value-type="float">
            <text:p>3.7</text:p>
          </table:table-cell>
          <table:table-cell office:value-type="date" office:date-value="2013-12-30" calcext:value-type="date">
            <text:p>30.12.20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office:value-type="date" office:date-value="2015-09-29" calcext:value-type="date">
            <text:p>29.09.2015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Default"/>
          <table:table-cell office:value-type="date" office:date-value="2022-02-08" calcext:value-type="date">
            <text:p>08.02.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6:51:43.886000000</meta:creation-date>
    <meta:generator>LibreOffice/7.1.5.2$Windows_x86 LibreOffice_project/85f04e9f809797b8199d13c421bd8a2b025d52b5</meta:generator>
    <dc:date>2022-09-08T17:32:39.641000000</dc:date>
    <meta:editing-duration>PT19M54S</meta:editing-duration>
    <meta:editing-cycles>5</meta:editing-cycles>
    <meta:document-statistic meta:table-count="2" meta:cell-count="12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9.006cm" xlink:href=".." xlink:type="simple" chart:class="chart:bar" chart:style-name="ch1">
        <chart:legend chart:legend-position="end" svg:x="14.457cm" svg:y="4.204cm" style:legend-expansion="high" chart:style-name="ch2"/>
        <chart:plot-area chart:style-name="ch3" table:cell-range-address="'Original Data'.B1:'Original Data'.C31" chart:data-source-has-labels="both" svg:x="0.323cm" svg:y="0.18cm" svg:width="13.811cm" svg:height="8.646cm">
          <chart:coordinate-region svg:x="1.449cm" svg:y="0.18cm" svg:width="12.685cm" svg:height="6.719cm"/>
          <chart:axis chart:dimension="x" chart:name="primary-x" chart:style-name="ch4" chartooo:axis-type="auto">
            <chartooo:date-scale/>
            <chart:categories table:cell-range-address="'Original Data'.B2:'Original Data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al Data'.C2:'Original Data'.C31" chart:label-cell-address="'Original Data'.C1:'Original Data'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'Original Data'.C1:'Original Data'.C1</svg:desc>
                </draw:g>
              </table:table-cell>
            </table:table-row>
          </table:table-header-rows>
          <table:table-rows>
            <table:table-row>
              <table:table-cell office:value-type="float" office:value="36449">
                <text:p>36449</text:p>
                <draw:g>
                  <svg:desc>'Original Data'.B2:'Original Data'.B31</svg:desc>
                </draw:g>
              </table:table-cell>
              <table:table-cell office:value-type="float" office:value="359">
                <text:p>359</text:p>
                <draw:g>
                  <svg:desc>'Original Data'.C2:'Original Data'.C31</svg:desc>
                </draw:g>
              </table:table-cell>
            </table:table-row>
            <table:table-row>
              <table:table-cell office:value-type="float" office:value="36477">
                <text:p>3647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36498">
                <text:p>3649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36521">
                <text:p>36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6625">
                <text:p>366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665">
                <text:p>366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.11.20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7107">
                <text:p>371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134">
                <text:p>3713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7159">
                <text:p>3715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7252">
                <text:p>3725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37937">
                <text:p>3793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8183">
                <text:p>381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352">
                <text:p>3935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317">
                <text:p>3931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2">
                <text:p>3996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40534">
                <text:p>4053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Years.A1:Years.B17" chart:data-source-has-labels="both" svg:x="1.331cm" svg:y="0.18cm" svg:width="14.349cm" svg:height="7.659cm">
          <chart:coordinate-region svg:x="2.323cm" svg:y="0.379cm" svg:width="13.357cm" svg:height="6.813cm"/>
          <chart:axis chart:dimension="x" chart:name="primary-x" chart:style-name="ch3" chartooo:axis-type="auto">
            <chartooo:date-scale/>
            <chart:title svg:x="8.104cm" svg:y="8.019cm" chart:style-name="ch4">
              <text:p>Year</text:p>
            </chart:title>
            <chart:categories table:cell-range-address="Years.A2:Years.A17"/>
          </chart:axis>
          <chart:axis chart:dimension="y" chart:name="primary-y" chart:style-name="ch5">
            <chart:title svg:x="0.451cm" svg:y="4.529cm" chart:style-name="ch6">
              <text:p>Songs</text:p>
            </chart:title>
            <chart:grid chart:style-name="ch7" chart:class="major"/>
          </chart:axis>
          <chart:series chart:style-name="ch8" chart:values-cell-range-address="Years.B2:Years.B17" chart:label-cell-address="Years.B1:Years.B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Years.B1:Years.B1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Years.A2:Years.A17</svg:desc>
                </draw:g>
              </table:table-cell>
              <table:table-cell office:value-type="float" office:value="359">
                <text:p>359</text:p>
                <draw:g>
                  <svg:desc>Years.B2:Years.B1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